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t_trends" table:style-name="ta1">
        <table:shapes>
          <draw:frame draw:z-index="0" draw:style-name="gr1" draw:text-style-name="P1" svg:width="6.2988in" svg:height="3.5429in" svg:x="2.6602in" svg:y="0.0394in">
            <draw:object draw:notify-on-update-of-ranges="pat_trends.A1:pat_trends.A1 pat_trends.A2:pat_trends.A90 pat_trends.D1:pat_trends.D1 pat_trends.D2:pat_trends.D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B2]/[.C2]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3]/[.C3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B4]/[.C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5]/[.C5]" office:value-type="float" office:value="0.242424242424242" calcext:value-type="float">
            <text:p>0.24242424242424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B6]/[.C6]" office:value-type="float" office:value="0.171428571428571" calcext:value-type="float">
            <text:p>0.17142857142857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B7]/[.C7]" office:value-type="float" office:value="0.171428571428571" calcext:value-type="float">
            <text:p>0.17142857142857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B8]/[.C8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[.B9]/[.C9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B10]/[.C10]"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B11]/[.C11]"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[.B12]/[.C12]" office:value-type="float" office:value="0.327586206896552" calcext:value-type="float">
            <text:p>0.32758620689655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[.B13]/[.C13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formula="of:=[.B14]/[.C14]" office:value-type="float" office:value="0.413333333333333" calcext:value-type="float">
            <text:p>0.41333333333333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formula="of:=[.B15]/[.C15]" office:value-type="float" office:value="0.337078651685393" calcext:value-type="float">
            <text:p>0.33707865168539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table:formula="of:=[.B16]/[.C16]" office:value-type="float" office:value="0.3515625" calcext:value-type="float">
            <text:p>0.351562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table:formula="of:=[.B17]/[.C17]" office:value-type="float" office:value="0.27710843373494" calcext:value-type="float">
            <text:p>0.27710843373494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table:formula="of:=[.B18]/[.C18]" office:value-type="float" office:value="0.35593220338983" calcext:value-type="float">
            <text:p>0.3559322033898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table:formula="of:=[.B19]/[.C19]" office:value-type="float" office:value="0.281081081081081" calcext:value-type="float">
            <text:p>0.28108108108108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table:formula="of:=[.B20]/[.C20]" office:value-type="float" office:value="0.325581395348837" calcext:value-type="float">
            <text:p>0.32558139534883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table:formula="of:=[.B21]/[.C21]"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8" calcext:value-type="float">
            <text:p>78</text:p>
          </table:table-cell>
          <table:table-cell office:value-type="float" office:value="204" calcext:value-type="float">
            <text:p>204</text:p>
          </table:table-cell>
          <table:table-cell table:formula="of:=[.B22]/[.C22]" office:value-type="float" office:value="0.382352941176471" calcext:value-type="float">
            <text:p>0.38235294117647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table:formula="of:=[.B23]/[.C23]" office:value-type="float" office:value="0.337837837837838" calcext:value-type="float">
            <text:p>0.33783783783783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table:formula="of:=[.B24]/[.C24]" office:value-type="float" office:value="0.415584415584416" calcext:value-type="float">
            <text:p>0.41558441558441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12" calcext:value-type="float">
            <text:p>112</text:p>
          </table:table-cell>
          <table:table-cell office:value-type="float" office:value="226" calcext:value-type="float">
            <text:p>226</text:p>
          </table:table-cell>
          <table:table-cell table:formula="of:=[.B25]/[.C25]" office:value-type="float" office:value="0.495575221238938" calcext:value-type="float">
            <text:p>0.49557522123893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formula="of:=[.B26]/[.C26]" office:value-type="float" office:value="0.655601659751037" calcext:value-type="float">
            <text:p>0.65560165975103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8" calcext:value-type="float">
            <text:p>198</text:p>
          </table:table-cell>
          <table:table-cell office:value-type="float" office:value="294" calcext:value-type="float">
            <text:p>294</text:p>
          </table:table-cell>
          <table:table-cell table:formula="of:=[.B27]/[.C27]" office:value-type="float" office:value="0.673469387755102" calcext:value-type="float">
            <text:p>0.67346938775510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37" calcext:value-type="float">
            <text:p>337</text:p>
          </table:table-cell>
          <table:table-cell office:value-type="float" office:value="298" calcext:value-type="float">
            <text:p>298</text:p>
          </table:table-cell>
          <table:table-cell table:formula="of:=[.B28]/[.C28]" office:value-type="float" office:value="1.13087248322148" calcext:value-type="float">
            <text:p>1.1308724832214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06" calcext:value-type="float">
            <text:p>406</text:p>
          </table:table-cell>
          <table:table-cell office:value-type="float" office:value="286" calcext:value-type="float">
            <text:p>286</text:p>
          </table:table-cell>
          <table:table-cell table:formula="of:=[.B29]/[.C29]" office:value-type="float" office:value="1.41958041958042" calcext:value-type="float">
            <text:p>1.4195804195804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58" calcext:value-type="float">
            <text:p>458</text:p>
          </table:table-cell>
          <table:table-cell office:value-type="float" office:value="361" calcext:value-type="float">
            <text:p>361</text:p>
          </table:table-cell>
          <table:table-cell table:formula="of:=[.B30]/[.C30]" office:value-type="float" office:value="1.26869806094183" calcext:value-type="float">
            <text:p>1.2686980609418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97" calcext:value-type="float">
            <text:p>597</text:p>
          </table:table-cell>
          <table:table-cell office:value-type="float" office:value="366" calcext:value-type="float">
            <text:p>366</text:p>
          </table:table-cell>
          <table:table-cell table:formula="of:=[.B31]/[.C31]" office:value-type="float" office:value="1.63114754098361" calcext:value-type="float">
            <text:p>1.6311475409836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34" calcext:value-type="float">
            <text:p>734</text:p>
          </table:table-cell>
          <table:table-cell office:value-type="float" office:value="370" calcext:value-type="float">
            <text:p>370</text:p>
          </table:table-cell>
          <table:table-cell table:formula="of:=[.B32]/[.C32]" office:value-type="float" office:value="1.98378378378378" calcext:value-type="float">
            <text:p>1.9837837837837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26" calcext:value-type="float">
            <text:p>926</text:p>
          </table:table-cell>
          <table:table-cell office:value-type="float" office:value="407" calcext:value-type="float">
            <text:p>407</text:p>
          </table:table-cell>
          <table:table-cell table:formula="of:=[.B33]/[.C33]" office:value-type="float" office:value="2.27518427518428" calcext:value-type="float">
            <text:p>2.2751842751842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061" calcext:value-type="float">
            <text:p>1061</text:p>
          </table:table-cell>
          <table:table-cell office:value-type="float" office:value="450" calcext:value-type="float">
            <text:p>450</text:p>
          </table:table-cell>
          <table:table-cell table:formula="of:=[.B34]/[.C34]" office:value-type="float" office:value="2.35777777777778" calcext:value-type="float">
            <text:p>2.35777777777778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148" calcext:value-type="float">
            <text:p>1148</text:p>
          </table:table-cell>
          <table:table-cell office:value-type="float" office:value="378" calcext:value-type="float">
            <text:p>378</text:p>
          </table:table-cell>
          <table:table-cell table:formula="of:=[.B35]/[.C35]" office:value-type="float" office:value="3.03703703703704" calcext:value-type="float">
            <text:p>3.0370370370370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203" calcext:value-type="float">
            <text:p>1203</text:p>
          </table:table-cell>
          <table:table-cell office:value-type="float" office:value="473" calcext:value-type="float">
            <text:p>473</text:p>
          </table:table-cell>
          <table:table-cell table:formula="of:=[.B36]/[.C36]" office:value-type="float" office:value="2.54334038054968" calcext:value-type="float">
            <text:p>2.5433403805496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326" calcext:value-type="float">
            <text:p>1326</text:p>
          </table:table-cell>
          <table:table-cell office:value-type="float" office:value="457" calcext:value-type="float">
            <text:p>457</text:p>
          </table:table-cell>
          <table:table-cell table:formula="of:=[.B37]/[.C37]" office:value-type="float" office:value="2.90153172866521" calcext:value-type="float">
            <text:p>2.9015317286652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343" calcext:value-type="float">
            <text:p>1343</text:p>
          </table:table-cell>
          <table:table-cell office:value-type="float" office:value="422" calcext:value-type="float">
            <text:p>422</text:p>
          </table:table-cell>
          <table:table-cell table:formula="of:=[.B38]/[.C38]" office:value-type="float" office:value="3.1824644549763" calcext:value-type="float">
            <text:p>3.182464454976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529" calcext:value-type="float">
            <text:p>1529</text:p>
          </table:table-cell>
          <table:table-cell office:value-type="float" office:value="482" calcext:value-type="float">
            <text:p>482</text:p>
          </table:table-cell>
          <table:table-cell table:formula="of:=[.B39]/[.C39]" office:value-type="float" office:value="3.17219917012448" calcext:value-type="float">
            <text:p>3.1721991701244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33" calcext:value-type="float">
            <text:p>1533</text:p>
          </table:table-cell>
          <table:table-cell office:value-type="float" office:value="420" calcext:value-type="float">
            <text:p>420</text:p>
          </table:table-cell>
          <table:table-cell table:formula="of:=[.B40]/[.C40]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658" calcext:value-type="float">
            <text:p>1658</text:p>
          </table:table-cell>
          <table:table-cell office:value-type="float" office:value="446" calcext:value-type="float">
            <text:p>446</text:p>
          </table:table-cell>
          <table:table-cell table:formula="of:=[.B41]/[.C41]" office:value-type="float" office:value="3.71748878923767" calcext:value-type="float">
            <text:p>3.7174887892376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863" calcext:value-type="float">
            <text:p>1863</text:p>
          </table:table-cell>
          <table:table-cell office:value-type="float" office:value="482" calcext:value-type="float">
            <text:p>482</text:p>
          </table:table-cell>
          <table:table-cell table:formula="of:=[.B42]/[.C42]" office:value-type="float" office:value="3.86514522821577" calcext:value-type="float">
            <text:p>3.8651452282157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899" calcext:value-type="float">
            <text:p>1899</text:p>
          </table:table-cell>
          <table:table-cell office:value-type="float" office:value="531" calcext:value-type="float">
            <text:p>531</text:p>
          </table:table-cell>
          <table:table-cell table:formula="of:=[.B43]/[.C43]" office:value-type="float" office:value="3.57627118644068" calcext:value-type="float">
            <text:p>3.5762711864406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825" calcext:value-type="float">
            <text:p>1825</text:p>
          </table:table-cell>
          <table:table-cell office:value-type="float" office:value="533" calcext:value-type="float">
            <text:p>533</text:p>
          </table:table-cell>
          <table:table-cell table:formula="of:=[.B44]/[.C44]" office:value-type="float" office:value="3.42401500938086" calcext:value-type="float">
            <text:p>3.4240150093808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840" calcext:value-type="float">
            <text:p>1840</text:p>
          </table:table-cell>
          <table:table-cell office:value-type="float" office:value="519" calcext:value-type="float">
            <text:p>519</text:p>
          </table:table-cell>
          <table:table-cell table:formula="of:=[.B45]/[.C45]" office:value-type="float" office:value="3.54527938342967" calcext:value-type="float">
            <text:p>3.5452793834296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92" calcext:value-type="float">
            <text:p>1592</text:p>
          </table:table-cell>
          <table:table-cell office:value-type="float" office:value="495" calcext:value-type="float">
            <text:p>495</text:p>
          </table:table-cell>
          <table:table-cell table:formula="of:=[.B46]/[.C46]" office:value-type="float" office:value="3.21616161616162" calcext:value-type="float">
            <text:p>3.2161616161616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520" calcext:value-type="float">
            <text:p>1520</text:p>
          </table:table-cell>
          <table:table-cell office:value-type="float" office:value="493" calcext:value-type="float">
            <text:p>493</text:p>
          </table:table-cell>
          <table:table-cell table:formula="of:=[.B47]/[.C47]" office:value-type="float" office:value="3.08316430020284" calcext:value-type="float">
            <text:p>3.0831643002028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72" calcext:value-type="float">
            <text:p>1872</text:p>
          </table:table-cell>
          <table:table-cell office:value-type="float" office:value="621" calcext:value-type="float">
            <text:p>621</text:p>
          </table:table-cell>
          <table:table-cell table:formula="of:=[.B48]/[.C48]" office:value-type="float" office:value="3.01449275362319" calcext:value-type="float">
            <text:p>3.0144927536231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822" calcext:value-type="float">
            <text:p>1822</text:p>
          </table:table-cell>
          <table:table-cell office:value-type="float" office:value="720" calcext:value-type="float">
            <text:p>720</text:p>
          </table:table-cell>
          <table:table-cell table:formula="of:=[.B49]/[.C49]" office:value-type="float" office:value="2.53055555555556" calcext:value-type="float">
            <text:p>2.5305555555555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246" calcext:value-type="float">
            <text:p>1246</text:p>
          </table:table-cell>
          <table:table-cell office:value-type="float" office:value="595" calcext:value-type="float">
            <text:p>595</text:p>
          </table:table-cell>
          <table:table-cell table:formula="of:=[.B50]/[.C50]" office:value-type="float" office:value="2.09411764705882" calcext:value-type="float">
            <text:p>2.09411764705882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72" calcext:value-type="float">
            <text:p>672</text:p>
          </table:table-cell>
          <table:table-cell office:value-type="float" office:value="495" calcext:value-type="float">
            <text:p>495</text:p>
          </table:table-cell>
          <table:table-cell table:formula="of:=[.B51]/[.C51]" office:value-type="float" office:value="1.35757575757576" calcext:value-type="float">
            <text:p>1.3575757575757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41" calcext:value-type="float">
            <text:p>441</text:p>
          </table:table-cell>
          <table:table-cell office:value-type="float" office:value="381" calcext:value-type="float">
            <text:p>381</text:p>
          </table:table-cell>
          <table:table-cell table:formula="of:=[.B52]/[.C52]" office:value-type="float" office:value="1.15748031496063" calcext:value-type="float">
            <text:p>1.157480314960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27" calcext:value-type="float">
            <text:p>327</text:p>
          </table:table-cell>
          <table:table-cell office:value-type="float" office:value="312" calcext:value-type="float">
            <text:p>312</text:p>
          </table:table-cell>
          <table:table-cell table:formula="of:=[.B53]/[.C53]" office:value-type="float" office:value="1.04807692307692" calcext:value-type="float">
            <text:p>1.0480769230769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table:formula="of:=[.B54]/[.C54]" office:value-type="float" office:value="0.908814589665654" calcext:value-type="float">
            <text:p>0.90881458966565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47" calcext:value-type="float">
            <text:p>247</text:p>
          </table:table-cell>
          <table:table-cell office:value-type="float" office:value="303" calcext:value-type="float">
            <text:p>303</text:p>
          </table:table-cell>
          <table:table-cell table:formula="of:=[.B55]/[.C55]" office:value-type="float" office:value="0.815181518151815" calcext:value-type="float">
            <text:p>0.81518151815181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table:formula="of:=[.B56]/[.C56]" office:value-type="float" office:value="0.938709677419355" calcext:value-type="float">
            <text:p>0.93870967741935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58" calcext:value-type="float">
            <text:p>358</text:p>
          </table:table-cell>
          <table:table-cell office:value-type="float" office:value="332" calcext:value-type="float">
            <text:p>332</text:p>
          </table:table-cell>
          <table:table-cell table:formula="of:=[.B57]/[.C57]" office:value-type="float" office:value="1.07831325301205" calcext:value-type="float">
            <text:p>1.0783132530120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table:formula="of:=[.B58]/[.C58]" office:value-type="float" office:value="1.03562945368171" calcext:value-type="float">
            <text:p>1.0356294536817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813" calcext:value-type="float">
            <text:p>813</text:p>
          </table:table-cell>
          <table:table-cell office:value-type="float" office:value="631" calcext:value-type="float">
            <text:p>631</text:p>
          </table:table-cell>
          <table:table-cell table:formula="of:=[.B59]/[.C59]" office:value-type="float" office:value="1.28843106180666" calcext:value-type="float">
            <text:p>1.2884310618066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042" calcext:value-type="float">
            <text:p>1042</text:p>
          </table:table-cell>
          <table:table-cell office:value-type="float" office:value="850" calcext:value-type="float">
            <text:p>850</text:p>
          </table:table-cell>
          <table:table-cell table:formula="of:=[.B60]/[.C60]" office:value-type="float" office:value="1.22588235294118" calcext:value-type="float">
            <text:p>1.2258823529411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03" calcext:value-type="float">
            <text:p>1003</text:p>
          </table:table-cell>
          <table:table-cell office:value-type="float" office:value="948" calcext:value-type="float">
            <text:p>948</text:p>
          </table:table-cell>
          <table:table-cell table:formula="of:=[.B61]/[.C61]" office:value-type="float" office:value="1.05801687763713" calcext:value-type="float">
            <text:p>1.0580168776371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table:formula="of:=[.B62]/[.C62]"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09" calcext:value-type="float">
            <text:p>609</text:p>
          </table:table-cell>
          <table:table-cell office:value-type="float" office:value="929" calcext:value-type="float">
            <text:p>929</text:p>
          </table:table-cell>
          <table:table-cell table:formula="of:=[.B63]/[.C63]" office:value-type="float" office:value="0.655543595263724" calcext:value-type="float">
            <text:p>0.65554359526372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84" calcext:value-type="float">
            <text:p>484</text:p>
          </table:table-cell>
          <table:table-cell office:value-type="float" office:value="830" calcext:value-type="float">
            <text:p>830</text:p>
          </table:table-cell>
          <table:table-cell table:formula="of:=[.B64]/[.C64]" office:value-type="float" office:value="0.583132530120482" calcext:value-type="float">
            <text:p>0.58313253012048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11" calcext:value-type="float">
            <text:p>311</text:p>
          </table:table-cell>
          <table:table-cell office:value-type="float" office:value="736" calcext:value-type="float">
            <text:p>736</text:p>
          </table:table-cell>
          <table:table-cell table:formula="of:=[.B65]/[.C65]" office:value-type="float" office:value="0.422554347826087" calcext:value-type="float">
            <text:p>0.42255434782608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73" calcext:value-type="float">
            <text:p>273</text:p>
          </table:table-cell>
          <table:table-cell office:value-type="float" office:value="748" calcext:value-type="float">
            <text:p>748</text:p>
          </table:table-cell>
          <table:table-cell table:formula="of:=[.B66]/[.C66]" office:value-type="float" office:value="0.364973262032086" calcext:value-type="float">
            <text:p>0.36497326203208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63" calcext:value-type="float">
            <text:p>163</text:p>
          </table:table-cell>
          <table:table-cell office:value-type="float" office:value="519" calcext:value-type="float">
            <text:p>519</text:p>
          </table:table-cell>
          <table:table-cell table:formula="of:=[.B67]/[.C67]" office:value-type="float" office:value="0.314065510597302" calcext:value-type="float">
            <text:p>0.31406551059730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6" calcext:value-type="float">
            <text:p>106</text:p>
          </table:table-cell>
          <table:table-cell office:value-type="float" office:value="412" calcext:value-type="float">
            <text:p>412</text:p>
          </table:table-cell>
          <table:table-cell table:formula="of:=[.B68]/[.C68]" office:value-type="float" office:value="0.257281553398058" calcext:value-type="float">
            <text:p>0.25728155339805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8" calcext:value-type="float">
            <text:p>78</text:p>
          </table:table-cell>
          <table:table-cell office:value-type="float" office:value="354" calcext:value-type="float">
            <text:p>354</text:p>
          </table:table-cell>
          <table:table-cell table:formula="of:=[.B69]/[.C69]" office:value-type="float" office:value="0.220338983050847" calcext:value-type="float">
            <text:p>0.22033898305084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  <table:table-cell table:formula="of:=[.B70]/[.C70]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1" calcext:value-type="float">
            <text:p>41</text:p>
          </table:table-cell>
          <table:table-cell office:value-type="float" office:value="229" calcext:value-type="float">
            <text:p>229</text:p>
          </table:table-cell>
          <table:table-cell table:formula="of:=[.B71]/[.C71]" office:value-type="float" office:value="0.179039301310044" calcext:value-type="float">
            <text:p>0.17903930131004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formula="of:=[.B72]/[.C72]" office:value-type="float" office:value="0.182291666666667" calcext:value-type="float">
            <text:p>0.18229166666666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formula="of:=[.B73]/[.C73]" office:value-type="float" office:value="0.330935251798561" calcext:value-type="float">
            <text:p>0.33093525179856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formula="of:=[.B74]/[.C74]" office:value-type="float" office:value="0.297872340425532" calcext:value-type="float">
            <text:p>0.29787234042553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formula="of:=[.B75]/[.C75]" office:value-type="float" office:value="0.340909090909091" calcext:value-type="float">
            <text:p>0.34090909090909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[.B76]/[.C76]" office:value-type="float" office:value="0.528301886792453" calcext:value-type="float">
            <text:p>0.52830188679245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formula="of:=[.B77]/[.C77]" office:value-type="float" office:value="0.278688524590164" calcext:value-type="float">
            <text:p>0.27868852459016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8]/[.C78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formula="of:=[.B79]/[.C79]" office:value-type="float" office:value="0.390243902439024" calcext:value-type="float">
            <text:p>0.39024390243902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B80]/[.C80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81]/[.C81]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B82]/[.C82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B83]/[.C83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84]/[.C8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B85]/[.C85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86]/[.C86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87]/[.C87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B88]/[.C88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89]/[.C89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90]/[.C90]" office:value-type="float" office:value="0.24" calcext:value-type="float">
            <text:p>0.24</text:p>
          </table:table-cell>
        </table:table-row>
      </table:table>
      <table:named-expressions/>
      <table:database-ranges>
        <table:database-range table:name="__Anonymous_Sheet_DB__0" table:target-range-address="pat_trends.A2:pat_trends.AMJ2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11T13:23:12.882180118</dc:date>
    <meta:editing-duration>PT9M30S</meta:editing-duration>
    <meta:editing-cycles>2</meta:editing-cycles>
    <meta:generator>LibreOffice/7.0.4.2$Linux_X86_64 LibreOffice_project/00$Build-2</meta:generator>
    <meta:document-statistic meta:table-count="1" meta:cell-count="3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pat_trends.A1:pat_trends.A90 pat_trends.D1:pat_trends.D90" chart:data-source-has-labels="row" svg:x="0.32cm" svg:y="0.18cm" svg:width="13.944cm" svg:height="8.64cm">
          <chart:coordinate-region svg:x="1.047cm" svg:y="0.379cm" svg:width="12.84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t_trends.D2:pat_trends.D90" chart:label-cell-address="pat_trends.D1:pat_trends.D1" chart:class="chart:scatter">
            <chart:domain table:cell-range-address="pat_trends.A2:pat_trends.A90"/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pat_trends.D1:pat_trend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7">
                <text:p>1897</text:p>
                <draw:g>
                  <svg:desc>pat_trends.A2:pat_trends.A90</svg:desc>
                </draw:g>
              </table:table-cell>
              <table:table-cell office:value-type="float" office:value="0.15625">
                <text:p>0.15625</text:p>
                <draw:g>
                  <svg:desc>pat_trends.D2:pat_trends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8">
                <text:p>189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0.327586206896552">
                <text:p>0.327586206896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0.337078651685393">
                <text:p>0.337078651685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0.27710843373494">
                <text:p>0.27710843373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0.35593220338983">
                <text:p>0.35593220338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0.281081081081081">
                <text:p>0.281081081081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0.427777777777778">
                <text:p>0.4277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0.382352941176471">
                <text:p>0.382352941176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0.415584415584416">
                <text:p>0.415584415584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0.495575221238938">
                <text:p>0.495575221238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0.655601659751037">
                <text:p>0.655601659751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1.13087248322148">
                <text:p>1.13087248322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1.41958041958042">
                <text:p>1.41958041958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1.26869806094183">
                <text:p>1.26869806094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1.63114754098361">
                <text:p>1.63114754098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1.98378378378378">
                <text:p>1.98378378378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2.27518427518428">
                <text:p>2.27518427518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2.35777777777778">
                <text:p>2.35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3.03703703703704">
                <text:p>3.03703703703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2.54334038054968">
                <text:p>2.5433403805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2.90153172866521">
                <text:p>2.901531728665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3.1824644549763">
                <text:p>3.1824644549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3.17219917012448">
                <text:p>3.17219917012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3.71748878923767">
                <text:p>3.71748878923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3.86514522821577">
                <text:p>3.86514522821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3.57627118644068">
                <text:p>3.57627118644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3.42401500938086">
                <text:p>3.42401500938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3.54527938342967">
                <text:p>3.54527938342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3.21616161616162">
                <text:p>3.21616161616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3.08316430020284">
                <text:p>3.08316430020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3.01449275362319">
                <text:p>3.01449275362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2.53055555555556">
                <text:p>2.53055555555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2.09411764705882">
                <text:p>2.09411764705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1.35757575757576">
                <text:p>1.35757575757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1.15748031496063">
                <text:p>1.15748031496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1.04807692307692">
                <text:p>1.048076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0.908814589665654">
                <text:p>0.908814589665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0.815181518151815">
                <text:p>0.815181518151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0.938709677419355">
                <text:p>0.938709677419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1.07831325301205">
                <text:p>1.07831325301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1.03562945368171">
                <text:p>1.035629453681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1.28843106180666">
                <text:p>1.28843106180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1.22588235294118">
                <text:p>1.22588235294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1.05801687763713">
                <text:p>1.05801687763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0.655543595263724">
                <text:p>0.655543595263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0.583132530120482">
                <text:p>0.5831325301204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0.422554347826087">
                <text:p>0.422554347826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0.364973262032086">
                <text:p>0.364973262032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0.314065510597302">
                <text:p>0.314065510597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0.257281553398058">
                <text:p>0.257281553398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0.179039301310044">
                <text:p>0.179039301310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0.182291666666667">
                <text:p>0.182291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0.340909090909091">
                <text:p>0.340909090909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0.528301886792453">
                <text:p>0.528301886792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0.278688524590164">
                <text:p>0.278688524590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2">
                <text:p>1982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3">
                <text:p>19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4">
                <text:p>198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5">
                <text:p>198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6">
                <text:p>1986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7">
                <text:p>19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1">
                <text:p>1991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